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857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f3c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f501b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d6638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8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3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3" style:family="table-cell" style:parent-style-name="Default">
      <style:table-cell-properties fo:background-color="#ff501b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d6638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1" style:family="table-cell" style:parent-style-name="Default">
      <style:table-cell-properties fo:border-bottom="0.99pt solid #000000" fo:background-color="#ff501b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99pt solid #000000" fo:background-color="#fd6638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3"/>
        <table:table-column table:style-name="co1" table:default-cell-style-name="ce31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Horario de rutina técnico: Locura I (Nivel 8) [PATRÓN LIBRA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3" office:value-type="string" calcext:value-type="string">
            <text:p>Martes</text:p>
          </table:table-cell>
          <table:table-cell table:style-name="ce13" office:value-type="string" calcext:value-type="string">
            <text:p>Miércoles</text:p>
          </table:table-cell>
          <table:table-cell table:style-name="ce13" office:value-type="string" calcext:value-type="string">
            <text:p>Jueves</text:p>
          </table:table-cell>
          <table:table-cell table:style-name="ce13" office:value-type="string" calcext:value-type="string">
            <text:p>Viernes</text:p>
          </table:table-cell>
          <table:table-cell table:style-name="ce13" office:value-type="string" calcext:value-type="string">
            <text:p>Sábado</text:p>
          </table:table-cell>
          <table:table-cell table:style-name="ce21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Mixto</text:p>
          </table:table-cell>
          <table:table-cell table:number-columns-repeated="4" table:style-name="ce14" office:value-type="string" calcext:value-type="string">
            <text:p>Día Mixto</text:p>
          </table:table-cell>
          <table:table-cell table:style-name="ce14" office:value-type="string" calcext:value-type="string">
            <text:p>Día de </text:p>
            <text:p>Encuentros</text:p>
          </table:table-cell>
          <table:table-cell table:style-name="ce22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68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79"/>
          <table:covered-table-cell table:style-name="ce89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1">04:30hs</text:span></text:p>
            <text:p><text:span text:style-name="T1">-</text:span></text:p>
            <text:p><text:span text:style-name="T1">05:3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3:00hs</text:span></text:p>
            <text:p><text:span text:style-name="T1">-</text:span></text:p>
            <text:p><text:span text:style-name="T1">04:00hs</text:span></text:p>
          </table:table-cell>
          <table:table-cell office:value-type="string" calcext:value-type="string">
            <text:p><text:span text:style-name="T1">05:30hs</text:span></text:p>
            <text:p><text:span text:style-name="T1">-</text:span></text:p>
            <text:p><text:span text:style-name="T1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00hs: Galactic</text:span></text:p>
            <text:p><text:span text:style-name="T1">Gym</text:span></text:p>
            <text:p><text:span text:style-name="T2">04:30hs</text:span></text:p>
          </table:table-cell>
          <table:table-cell office:value-type="string" calcext:value-type="string">
            <text:p>04:00hs: Galactic</text:p>
            <text:p>Gym</text:p>
            <text:p><text:span text:style-name="T3">05:30hs</text:span></text:p>
          </table:table-cell>
          <table:table-cell office:value-type="string" calcext:value-type="string">
            <text:p><text:span text:style-name="T1">04:00hs: Galactic</text:span></text:p>
            <text:p><text:span text:style-name="T1">Gym</text:span></text:p>
            <text:p><text:span text:style-name="T2">04:30hs</text:span></text:p>
          </table:table-cell>
          <table:table-cell office:value-type="string" calcext:value-type="string">
            <text:p><text:span text:style-name="T1">05:30hs: Galactic</text:span></text:p>
            <text:p><text:span text:style-name="T1">Gym</text:span></text:p>
            <text:p><text:span text:style-name="T2">07:00hs</text:span></text:p>
          </table:table-cell>
          <table:table-cell table:style-name="ce32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05:00hs:</text:p>
            <text:p><text:span text:style-name="T1">Desayuno</text:span></text:p>
            <text:p><text:span text:style-name="T3">05:30hs</text:span></text:p>
          </table:table-cell>
          <table:table-cell office:value-type="string" calcext:value-type="string">
            <text:p><text:span text:style-name="T1">05:00hs:</text:span></text:p>
            <text:p><text:span text:style-name="T1">Desayuno</text:span></text:p>
            <text:p><text:span text:style-name="T2">05:3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7:00hs:</text:span></text:p>
            <text:p><text:span text:style-name="T1">Desayuno</text:span></text:p>
            <text:p><text:span text:style-name="T2">07:30hs</text:span></text:p>
          </table:table-cell>
          <table:covered-table-cell/>
          <table:table-cell table:number-columns-repeated="2"/>
        </table:table-row>
        <table:table-row table:style-name="ro9">
          <table:table-cell table:number-columns-repeated="4"/>
          <table:table-cell office:value-type="string" calcext:value-type="string">
            <text:p><text:span text:style-name="T1">05:00hs:</text:span></text:p>
            <text:p><text:span text:style-name="T1">Proyecto Zero y</text:span></text:p>
            <text:p><text:span text:style-name="T1">Desarrollo Web</text:span></text:p>
            <text:p><text:span text:style-name="T2">06:00hs</text:span></text:p>
          </table:table-cell>
          <table:table-cell/>
          <table:table-cell office:value-type="string" calcext:value-type="string">
            <text:p><text:span text:style-name="T1">07:30hs:</text:span></text:p>
            <text:p><text:span text:style-name="T1">Proyecto Zero y</text:span></text:p>
            <text:p><text:span text:style-name="T1">Desarrollo Web</text:span>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3">06:45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<text:span text:style-name="T1">06:45hs:</text:span></text:p>
            <text:p><text:span text:style-name="T1">Proyecto Zero y</text:span></text:p>
            <text:p><text:span text:style-name="T1">Desarrollo Web</text:span></text:p>
            <text:p><text:span text:style-name="T2">09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1">05:30hs:</text:span></text:p>
            <text:p><text:span text:style-name="T1">Proyecto Zero y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05:30hs:</text:span></text:p>
            <text:p><text:span text:style-name="T1">Proyecto Zero y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05:00hs:</text:span></text:p>
            <text:p><text:span text:style-name="T1">Proyecto Zero y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10:00hs:</text:span></text:p>
            <text:p><text:span text:style-name="T1">Proyecto Zero y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05:00hs:</text:span></text:p>
            <text:p><text:span text:style-name="T1">Proyecto Zero y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12:00hs:Reciclaje</text:span></text:p>
            <text:p><text:span text:style-name="T2">12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 Zero y</text:span></text:p>
            <text:p><text:span text:style-name="T1">Desarrollo Web</text:span></text:p>
            <text:p><text:span text:style-name="T2">21:50hs</text:span></text:p>
          </table:table-cell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 Zero y</text:span></text:p>
            <text:p><text:span text:style-name="T1">Desarrollo Web</text:span></text:p>
            <text:p><text:span text:style-name="T2">15:30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 Zero y</text:span></text:p>
            <text:p><text:span text:style-name="T1">Desarrollo Web</text:span></text:p>
            <text:p><text:span text:style-name="T2">16:50hs</text:span></text:p>
          </table:table-cell>
          <table:table-cell office:value-type="string" calcext:value-type="string">
            <text:p><text:span text:style-name="T1">15:00hs:</text:span></text:p>
            <text:p><text:span text:style-name="T1">Momento de</text:span></text:p>
            <text:p><text:span text:style-name="T1">Redes Sociales</text:span></text:p>
            <text:p><text:span text:style-name="T2">15:20hs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1">15:15hs:</text:span></text:p>
            <text:p><text:span text:style-name="T1">Proyecto Zero y</text:span></text:p>
            <text:p><text:span text:style-name="T1">Desarrollo Web</text:span></text:p>
            <text:p><text:span text:style-name="T2">16:40hs</text:span></text:p>
          </table:table-cell>
          <table:table-cell/>
          <table:table-cell office:value-type="string" calcext:value-type="string">
            <text:p><text:span text:style-name="T1">15:15hs: </text:span></text:p>
            <text:p><text:span text:style-name="T1">Proyecto Zero y</text:span></text:p>
            <text:p><text:span text:style-name="T1">Desarrollo Web</text:span></text:p>
            <text:p><text:span text:style-name="T2">16:1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3">17:35hs</text:span></text:p>
          </table:table-cell>
          <table:table-cell office:value-type="string" calcext:value-type="string">
            <text:p><text:span text:style-name="T1">15:20hs: </text:span></text:p>
            <text:p><text:span text:style-name="T1">Proyecto Zero y</text:span></text:p>
            <text:p><text:span text:style-name="T1">Desarrollo Web</text:span></text:p>
            <text:p><text:span text:style-name="T2">17:35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table:style-name="ce71" office:value-type="string" calcext:value-type="string">
            <text:p><text:span text:style-name="T1">16:40hs:</text:span></text:p>
            <text:p><text:span text:style-name="T1">Momento de</text:span></text:p>
            <text:p><text:span text:style-name="T1">Redes Sociales</text:span></text:p>
            <text:p><text:span text:style-name="T2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3">16:25hs</text:span></text:p>
          </table:table-cell>
          <table:table-cell office:value-type="string" calcext:value-type="string">
            <text:p><text:span text:style-name="T1">16:30hs:</text:span></text:p>
            <text:p><text:span text:style-name="T1">Proyecto Zero y</text:span></text:p>
            <text:p><text:span text:style-name="T1">Desarrollo Web</text:span></text:p>
            <text:p><text:span text:style-name="T2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1">16:25hs: </text:span></text:p>
            <text:p><text:span text:style-name="T1">Proyecto Zero y</text:span></text:p>
            <text:p><text:span text:style-name="T1">Desarrollo Web</text:span></text:p>
            <text:p><text:span text:style-name="T2">17:35hs</text:span></text:p>
          </table:table-cell>
          <table:table-cell office:value-type="string" calcext:value-type="string">
            <text:p><text:span text:style-name="T1">17:00hs: Hora </text:span></text:p>
            <text:p><text:span text:style-name="T1">Blanca</text:span></text:p>
            <text:p><text:span text:style-name="T2">18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Desarrollo Web</text:span></text:p>
            <text:p><text:span text:style-name="T2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Desarrollo Web</text:span></text:p>
            <text:p><text:span text:style-name="T2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3">22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Desarrollo Web</text:span></text:p>
            <text:p><text:span text:style-name="T3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3">21:30hs</text:span></text:p>
          </table:table-cell>
          <table:table-cell office:value-type="string" calcext:value-type="string">
            <text:p><text:span text:style-name="T1">18:00hs: </text:span></text:p>
            <text:p><text:span text:style-name="T1">Proyecto Zero y</text:span></text:p>
            <text:p><text:span text:style-name="T1">Desarrollo Web</text:span></text:p>
            <text:p><text:span text:style-name="T2">22:15hs</text:span></text:p>
          </table:table-cell>
          <table:table-cell table:style-name="ce32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22:00hs:Baño</text:p>
            <text:p><text:span text:style-name="T3">23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Desarrollo Web</text:span></text:p>
            <text:p><text:span text:style-name="T3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 office:value-type="string" calcext:value-type="string">
            <text:p>22:15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8">
          <table:table-cell table:number-columns-repeated="2"/>
          <table:table-cell office:value-type="string" calcext:value-type="string">
            <text:p><text:span text:style-name="T1">23:10hs:</text:span></text:p>
            <text:p><text:span text:style-name="T1">Proyecto Zero y</text:span></text:p>
            <text:p><text:span text:style-name="T1">Desarrollo Web</text:span></text:p>
            <text:p><text:span text:style-name="T2">01:10hs</text:span></text:p>
          </table:table-cell>
          <table:table-cell table:number-columns-repeated="4"/>
          <table:covered-table-cell/>
          <table:table-cell table:number-columns-repeated="2"/>
        </table:table-row>
        <table:table-row table:style-name="ro19">
          <table:table-cell/>
          <table:table-cell table:style-name="ce73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01:00hs</text:p>
            <text:p>-</text:p>
            <text:p>05:00hs</text:p>
          </table:table-cell>
          <table:table-cell table:style-name="ce82" office:value-type="string" calcext:value-type="string">
            <text:p><text:span text:style-name="T1">01:00hs</text:span></text:p>
            <text:p><text:span text:style-name="T1">-</text:span></text:p>
            <text:p><text:span text:style-name="T1">05:00hs</text:span></text:p>
          </table:table-cell>
          <table:table-cell table:style-name="ce82" office:value-type="string" calcext:value-type="string">
            <text:p>00:00hs</text:p>
            <text:p>-</text:p>
            <text:p>01:00hs</text:p>
          </table:table-cell>
          <table:table-cell table:style-name="ce82" office:value-type="string" calcext:value-type="string">
            <text:p>00:30hs</text:p>
            <text:p>-</text:p>
            <text:p>02:00hs</text:p>
          </table:table-cell>
          <table:table-cell table:style-name="ce82" office:value-type="string" calcext:value-type="string">
            <text:p><text:span text:style-name="T1">21:30hs</text:span></text:p>
            <text:p><text:span text:style-name="T1">-</text:span></text:p>
            <text:p><text:span text:style-name="T1">22:00hs</text:span></text:p>
          </table:table-cell>
          <table:table-cell table:style-name="ce82" office:value-type="string" calcext:value-type="string">
            <text:p><text:span text:style-name="T1">01:00hs</text:span></text:p>
            <text:p><text:span text:style-name="T1">-</text:span></text:p>
            <text:p><text:span text:style-name="T1">05:00hs</text:span></text:p>
          </table:table-cell>
          <table:table-cell table:style-name="ce94" office:value-type="string" calcext:value-type="string">
            <text:p><text:span text:style-name="T1">00:00hs</text:span></text:p>
            <text:p><text:span text:style-name="T1">-</text:span></text:p>
            <text:p><text:span text:style-name="T1">05:00hs</text:span></text:p>
          </table:table-cell>
          <table:table-cell table:number-columns-repeated="2"/>
        </table:table-row>
        <table:table-row table:style-name="ro21">
          <table:table-cell/>
          <table:table-cell table:style-name="ce74"/>
          <table:table-cell table:style-name="ce83" table:number-columns-repeated="5"/>
          <table:table-cell table:style-name="ce74"/>
          <table:table-cell table:number-columns-repeated="2"/>
        </table:table-row>
        <table:table-row table:style-name="ro21">
          <table:table-cell/>
          <table:table-cell table:style-name="ce74" table:number-columns-repeated="7"/>
          <table:table-cell table:number-columns-repeated="2"/>
        </table:table-row>
        <table:table-row table:style-name="ro22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2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2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2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03:20:20.9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58M36S</meta:editing-duration>
    <meta:editing-cycles>43</meta:editing-cycles>
    <meta:generator>LibreOffice/7.3.3.2$Windows_X86_64 LibreOffice_project/d1d0ea68f081ee2800a922cac8f79445e4603348</meta:generator>
    <dc:date>2023-11-11T03:21:58.977000000</dc:date>
    <meta:document-statistic meta:table-count="1" meta:cell-count="93" meta:object-count="0"/>
  </office:meta>
</office:document-meta>
</file>